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fo:language="en" fo:country="US" officeooo:rsid="00318ed6" officeooo:paragraph-rsid="00318ed6"/>
    </style:style>
    <style:style style:name="P2" style:family="paragraph" style:parent-style-name="Text_20_body">
      <style:text-properties style:use-window-font-color="true" fo:language="en" fo:country="US" officeooo:paragraph-rsid="00797115"/>
    </style:style>
    <style:style style:name="P3" style:family="paragraph" style:parent-style-name="Text_20_body">
      <style:text-properties style:use-window-font-color="true" fo:language="en" fo:country="US" officeooo:rsid="0059de9a" officeooo:paragraph-rsid="0074c792"/>
    </style:style>
    <style:style style:name="P4" style:family="paragraph" style:parent-style-name="Text_20_body">
      <style:text-properties fo:language="en" fo:country="US" officeooo:paragraph-rsid="008db0ec"/>
    </style:style>
    <style:style style:name="P5" style:family="paragraph" style:parent-style-name="Heading_20_2">
      <style:text-properties style:use-window-font-color="true" fo:language="en" fo:country="US" officeooo:rsid="003c4a52" officeooo:paragraph-rsid="009a3ca4"/>
    </style:style>
    <style:style style:name="P6" style:family="paragraph" style:parent-style-name="Text_20_body">
      <style:text-properties style:use-window-font-color="true" fo:language="en" fo:country="US" officeooo:paragraph-rsid="003c4a52"/>
    </style:style>
    <style:style style:name="P7" style:family="paragraph" style:parent-style-name="Text_20_body">
      <style:text-properties officeooo:paragraph-rsid="0052fc81"/>
    </style:style>
    <style:style style:name="P8" style:family="paragraph" style:parent-style-name="Text_20_body">
      <style:text-properties officeooo:paragraph-rsid="0085b31a"/>
    </style:style>
    <style:style style:name="P9" style:family="paragraph" style:parent-style-name="Text_20_body" style:list-style-name="L1">
      <style:text-properties style:use-window-font-color="true" fo:language="en" fo:country="US" officeooo:rsid="00ada2fa" officeooo:paragraph-rsid="00ada2fa" fo:background-color="#ffff00"/>
    </style:style>
    <style:style style:name="P10" style:family="paragraph" style:parent-style-name="Heading_20_2">
      <style:text-properties officeooo:paragraph-rsid="009a3ca4"/>
    </style:style>
    <style:style style:name="P11" style:family="paragraph" style:parent-style-name="Heading_20_2">
      <style:text-properties officeooo:rsid="00a109f5" officeooo:paragraph-rsid="00a109f5"/>
    </style:style>
    <style:style style:name="P12" style:family="paragraph" style:parent-style-name="Text_20_body">
      <style:text-properties style:use-window-font-color="true" fo:language="en" fo:country="US" officeooo:paragraph-rsid="00877594"/>
    </style:style>
    <style:style style:name="P13" style:family="paragraph" style:parent-style-name="Text_20_body">
      <style:text-properties style:use-window-font-color="true" fo:language="en" fo:country="US" officeooo:rsid="002f1bfe" officeooo:paragraph-rsid="00a1b640"/>
    </style:style>
    <style:style style:name="P14" style:family="paragraph" style:parent-style-name="Text_20_body">
      <style:text-properties style:use-window-font-color="true" fo:language="en" fo:country="US" officeooo:paragraph-rsid="00891e8c"/>
    </style:style>
    <style:style style:name="P15" style:family="paragraph" style:parent-style-name="Text_20_body">
      <style:text-properties style:use-window-font-color="true" fo:language="en" fo:country="US" officeooo:paragraph-rsid="007de95d"/>
    </style:style>
    <style:style style:name="P16" style:family="paragraph" style:parent-style-name="Text_20_body">
      <style:text-properties style:use-window-font-color="true" fo:language="en" fo:country="US" officeooo:rsid="0038293e" officeooo:paragraph-rsid="00481a2b"/>
    </style:style>
    <style:style style:name="P17" style:family="paragraph" style:parent-style-name="Text_20_body">
      <style:text-properties style:use-window-font-color="true" fo:language="en" fo:country="US"/>
    </style:style>
    <style:style style:name="P18" style:family="paragraph" style:parent-style-name="Text_20_body">
      <style:text-properties style:use-window-font-color="true" fo:language="en" fo:country="US" officeooo:rsid="00318ed6" officeooo:paragraph-rsid="00318ed6"/>
    </style:style>
    <style:style style:name="P19" style:family="paragraph" style:parent-style-name="Text_20_body">
      <style:text-properties style:use-window-font-color="true" fo:language="en" fo:country="US" officeooo:rsid="00318ed6" officeooo:paragraph-rsid="00481a2b"/>
    </style:style>
    <style:style style:name="P20" style:family="paragraph" style:parent-style-name="Text_20_body">
      <style:text-properties style:use-window-font-color="true" fo:language="en" fo:country="US" officeooo:paragraph-rsid="00797115"/>
    </style:style>
    <style:style style:name="P21" style:family="paragraph" style:parent-style-name="Text_20_body">
      <style:text-properties style:use-window-font-color="true" fo:language="en" fo:country="US" officeooo:rsid="0059de9a" officeooo:paragraph-rsid="008db0ec"/>
    </style:style>
    <style:style style:name="P22" style:family="paragraph" style:parent-style-name="Text_20_body">
      <style:text-properties style:use-window-font-color="true" fo:language="en" fo:country="US" officeooo:rsid="0038293e" officeooo:paragraph-rsid="00481a2b"/>
    </style:style>
    <style:style style:name="P23" style:family="paragraph" style:parent-style-name="Text_20_body">
      <style:text-properties style:use-window-font-color="true" fo:language="en" fo:country="US" officeooo:paragraph-rsid="00877594"/>
    </style:style>
    <style:style style:name="P24" style:family="paragraph" style:parent-style-name="Text_20_body">
      <style:text-properties style:use-window-font-color="true" fo:language="en" fo:country="US" officeooo:rsid="005b0f90" officeooo:paragraph-rsid="008db0ec" fo:background-color="#ffff00"/>
    </style:style>
    <style:style style:name="P25" style:family="paragraph" style:parent-style-name="Text_20_body">
      <style:text-properties style:use-window-font-color="true" officeooo:rsid="00349dfb" officeooo:paragraph-rsid="00349dfb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fo:language="en" fo:country="US" officeooo:paragraph-rsid="008db0ec"/>
    </style:style>
    <style:style style:name="P28" style:family="paragraph" style:parent-style-name="Text_20_body">
      <style:text-properties officeooo:rsid="004c9699" officeooo:paragraph-rsid="004c9699"/>
    </style:style>
    <style:style style:name="P29" style:family="paragraph" style:parent-style-name="Text_20_body">
      <style:text-properties officeooo:rsid="004c9699" officeooo:paragraph-rsid="007de95d"/>
    </style:style>
    <style:style style:name="P30" style:family="paragraph" style:parent-style-name="Text_20_body">
      <style:text-properties style:use-window-font-color="true" fo:language="en" fo:country="US" officeooo:rsid="0094b50b" officeooo:paragraph-rsid="0094b50b" fo:background-color="#ffff00"/>
    </style:style>
    <style:style style:name="P31" style:family="paragraph" style:parent-style-name="Text_20_body" style:list-style-name="L3">
      <style:text-properties style:use-window-font-color="true" fo:language="en" fo:country="US" officeooo:rsid="00989bc7" officeooo:paragraph-rsid="00989bc7" fo:background-color="#ffff00"/>
    </style:style>
    <style:style style:name="P32" style:family="paragraph" style:parent-style-name="Text_20_body" style:list-style-name="L1">
      <style:text-properties style:use-window-font-color="true" fo:language="en" fo:country="US" officeooo:rsid="00ada2fa" officeooo:paragraph-rsid="00ada2fa" fo:background-color="#ffff00"/>
    </style:style>
    <style:style style:name="P33" style:family="paragraph" style:parent-style-name="Text_20_body">
      <style:text-properties style:use-window-font-color="true" fo:language="en" fo:country="US" officeooo:paragraph-rsid="00a97794" fo:background-color="#ffff00"/>
    </style:style>
    <style:style style:name="P34" style:family="paragraph" style:parent-style-name="Text_20_body" style:list-style-name="L1">
      <style:text-properties style:use-window-font-color="true" fo:language="en" fo:country="US"/>
    </style:style>
    <style:style style:name="P35" style:family="paragraph" style:parent-style-name="Text_20_body" style:list-style-name="L1">
      <style:text-properties style:use-window-font-color="true" fo:language="en" fo:country="US" officeooo:paragraph-rsid="003c4a52"/>
    </style:style>
    <style:style style:name="P36" style:family="paragraph" style:parent-style-name="Text_20_body" style:list-style-name="L1">
      <style:text-properties style:use-window-font-color="true" fo:language="en" fo:country="US" officeooo:paragraph-rsid="008d1281"/>
    </style:style>
    <style:style style:name="P37" style:family="paragraph" style:parent-style-name="Text_20_body" style:list-style-name="L1">
      <style:text-properties style:use-window-font-color="true" fo:language="en" fo:country="US" officeooo:paragraph-rsid="00a1ccd5"/>
    </style:style>
    <style:style style:name="P38" style:family="paragraph" style:parent-style-name="Text_20_body" style:list-style-name="L1">
      <style:text-properties style:use-window-font-color="true" fo:language="en" fo:country="US" officeooo:rsid="0041aeab" officeooo:paragraph-rsid="003db7b7"/>
    </style:style>
    <style:style style:name="P39" style:family="paragraph" style:parent-style-name="Text_20_body" style:list-style-name="L1">
      <style:text-properties style:use-window-font-color="true" fo:language="en" fo:country="US" officeooo:rsid="004fb46e" officeooo:paragraph-rsid="006ee0ad"/>
    </style:style>
    <style:style style:name="P40" style:family="paragraph" style:parent-style-name="Text_20_body" style:list-style-name="L2">
      <style:text-properties style:use-window-font-color="true" fo:language="en" fo:country="US"/>
    </style:style>
    <style:style style:name="P41" style:family="paragraph" style:parent-style-name="Text_20_body" style:list-style-name="L2">
      <style:text-properties style:use-window-font-color="true" fo:language="en" fo:country="US" officeooo:paragraph-rsid="0036062f"/>
    </style:style>
    <style:style style:name="P42" style:family="paragraph" style:parent-style-name="Text_20_body" style:list-style-name="L2">
      <style:text-properties style:use-window-font-color="true" fo:language="en" fo:country="US" officeooo:paragraph-rsid="007de95d"/>
    </style:style>
    <style:style style:name="P43" style:family="paragraph" style:parent-style-name="Text_20_body" style:list-style-name="L2">
      <style:text-properties style:use-window-font-color="true" fo:language="en" fo:country="US" officeooo:rsid="00349dfb" officeooo:paragraph-rsid="00349dfb"/>
    </style:style>
    <style:style style:name="P44" style:family="paragraph" style:parent-style-name="Text_20_body" style:list-style-name="L3">
      <style:text-properties style:use-window-font-color="true" fo:language="en" fo:country="US" officeooo:rsid="002f1bfe" officeooo:paragraph-rsid="00a1b640"/>
    </style:style>
    <style:style style:name="P45" style:family="paragraph" style:parent-style-name="Text_20_body">
      <style:text-properties style:use-window-font-color="true" fo:language="en" fo:country="US" officeooo:rsid="002f1bfe" officeooo:paragraph-rsid="00a1b640"/>
    </style:style>
    <style:style style:name="P46" style:family="paragraph" style:parent-style-name="Text_20_body" style:list-style-name="L1">
      <style:text-properties style:use-window-font-color="true" fo:language="en" fo:country="US" officeooo:rsid="002f1bfe" officeooo:paragraph-rsid="00a1ccd5"/>
    </style:style>
    <style:style style:name="P47" style:family="paragraph" style:parent-style-name="Text_20_body" style:list-style-name="L2">
      <style:text-properties style:use-window-font-color="true" fo:language="en" fo:country="US" officeooo:rsid="0038293e" officeooo:paragraph-rsid="007de95d"/>
    </style:style>
    <style:style style:name="P48" style:family="paragraph" style:parent-style-name="Text_20_body">
      <style:text-properties style:use-window-font-color="true" fo:language="en" fo:country="US" officeooo:rsid="0038293e" officeooo:paragraph-rsid="00481a2b"/>
    </style:style>
    <style:style style:name="P49" style:family="paragraph" style:parent-style-name="Text_20_body" style:list-style-name="L2">
      <style:text-properties style:use-window-font-color="true" fo:language="en" fo:country="US" officeooo:rsid="0051b402" officeooo:paragraph-rsid="007de95d"/>
    </style:style>
    <style:style style:name="P50" style:family="paragraph" style:parent-style-name="Text_20_body">
      <style:text-properties style:use-window-font-color="true" fo:language="en" fo:country="US" officeooo:rsid="0059de9a" officeooo:paragraph-rsid="0072ed61"/>
    </style:style>
    <style:style style:name="P51" style:family="paragraph" style:parent-style-name="Text_20_body">
      <style:text-properties style:use-window-font-color="true" fo:language="en" fo:country="US" officeooo:rsid="0059de9a" officeooo:paragraph-rsid="0074c792"/>
    </style:style>
    <style:style style:name="P52" style:family="paragraph" style:parent-style-name="Text_20_body">
      <style:text-properties style:use-window-font-color="true" fo:language="en" fo:country="US" officeooo:rsid="00318ed6" officeooo:paragraph-rsid="00318ed6"/>
    </style:style>
    <style:style style:name="P53" style:family="paragraph" style:parent-style-name="Text_20_body">
      <style:text-properties style:use-window-font-color="true" fo:language="en" fo:country="US" officeooo:paragraph-rsid="00797115"/>
    </style:style>
    <style:style style:name="P54" style:family="paragraph" style:parent-style-name="Text_20_body">
      <style:text-properties style:use-window-font-color="true" fo:language="en" fo:country="US" officeooo:paragraph-rsid="007de95d"/>
    </style:style>
    <style:style style:name="P55" style:family="paragraph" style:parent-style-name="Text_20_body">
      <style:text-properties style:use-window-font-color="true" fo:language="en" fo:country="US" officeooo:paragraph-rsid="00989bc7"/>
    </style:style>
    <style:style style:name="P56" style:family="paragraph" style:parent-style-name="Text_20_body">
      <style:text-properties style:use-window-font-color="true" fo:language="en" fo:country="US" officeooo:paragraph-rsid="00891e8c"/>
    </style:style>
    <style:style style:name="P57" style:family="paragraph" style:parent-style-name="Text_20_body">
      <style:text-properties style:use-window-font-color="true" fo:language="en" fo:country="US" officeooo:paragraph-rsid="00877594"/>
    </style:style>
    <style:style style:name="P58" style:family="paragraph" style:parent-style-name="Text_20_body">
      <style:text-properties style:use-window-font-color="true" fo:language="en" fo:country="US" officeooo:paragraph-rsid="003c4a52"/>
    </style:style>
    <style:style style:name="P59" style:family="paragraph" style:parent-style-name="Text_20_body">
      <style:text-properties style:use-window-font-color="true" fo:language="en" fo:country="US" officeooo:paragraph-rsid="00a7261d"/>
    </style:style>
    <style:style style:name="P60" style:family="paragraph" style:parent-style-name="Text_20_body" style:list-style-name="L1">
      <style:text-properties officeooo:paragraph-rsid="0052fc81"/>
    </style:style>
    <style:style style:name="P61" style:family="paragraph" style:parent-style-name="Text_20_body" style:list-style-name="L1">
      <style:text-properties officeooo:paragraph-rsid="0085b31a"/>
    </style:style>
    <style:style style:name="P62" style:family="paragraph" style:parent-style-name="Text_20_body" style:list-style-name="L1">
      <style:text-properties officeooo:paragraph-rsid="00a1b640"/>
    </style:style>
    <style:style style:name="P63" style:family="paragraph" style:parent-style-name="Text_20_body" style:list-style-name="L2">
      <style:text-properties officeooo:paragraph-rsid="007c5925"/>
    </style:style>
    <style:style style:name="P64" style:family="paragraph" style:parent-style-name="Text_20_body">
      <style:text-properties fo:language="en" fo:country="US" officeooo:paragraph-rsid="008db0ec"/>
    </style:style>
    <style:style style:name="P65" style:family="paragraph" style:parent-style-name="Text_20_body">
      <style:text-properties officeooo:paragraph-rsid="0052fc81"/>
    </style:style>
    <style:style style:name="P66" style:family="paragraph" style:parent-style-name="Text_20_body">
      <style:text-properties officeooo:paragraph-rsid="0085b31a"/>
    </style:style>
    <style:style style:name="P67" style:family="paragraph" style:parent-style-name="Text_20_body">
      <style:text-properties officeooo:paragraph-rsid="00989bc7"/>
    </style:style>
    <style:style style:name="P68" style:family="paragraph" style:parent-style-name="Heading_20_2">
      <style:text-properties style:use-window-font-color="true" fo:language="en" fo:country="US" officeooo:rsid="003c4a52" officeooo:paragraph-rsid="009a3ca4"/>
    </style:style>
    <style:style style:name="P69" style:family="paragraph" style:parent-style-name="Heading_20_2">
      <style:text-properties style:use-window-font-color="true" fo:language="en" fo:country="US" officeooo:rsid="00481a2b"/>
    </style:style>
    <style:style style:name="P70" style:family="paragraph" style:parent-style-name="Heading_20_2">
      <style:text-properties officeooo:paragraph-rsid="007de95d"/>
    </style:style>
    <style:style style:name="P71" style:family="paragraph" style:parent-style-name="Heading_20_2">
      <style:text-properties officeooo:rsid="00989bc7" officeooo:paragraph-rsid="00989bc7"/>
    </style:style>
    <style:style style:name="P72" style:family="paragraph" style:parent-style-name="Heading_20_2">
      <style:text-properties officeooo:paragraph-rsid="009a3ca4"/>
    </style:style>
    <style:style style:name="P73" style:family="paragraph" style:parent-style-name="Heading_20_2">
      <style:text-properties officeooo:rsid="00a109f5" officeooo:paragraph-rsid="00a109f5"/>
    </style:style>
    <style:style style:name="P74" style:family="paragraph" style:parent-style-name="Heading_20_2">
      <style:text-properties officeooo:rsid="00a1b640" officeooo:paragraph-rsid="00a1b640"/>
    </style:style>
    <style:style style:name="P75" style:family="paragraph" style:parent-style-name="Heading_20_1">
      <style:text-properties style:use-window-font-color="true" fo:language="en" fo:country="US" officeooo:paragraph-rsid="0079b1c9"/>
    </style:style>
    <style:style style:name="T1" style:family="text">
      <style:text-properties officeooo:rsid="006c008b"/>
    </style:style>
    <style:style style:name="T2" style:family="text">
      <style:text-properties style:use-window-font-color="true" officeooo:rsid="0059de9a" fo:background-color="#ffff00" loext:char-shading-value="0"/>
    </style:style>
    <style:style style:name="T3" style:family="text">
      <style:text-properties officeooo:rsid="004c9699"/>
    </style:style>
    <style:style style:name="T4" style:family="text">
      <style:text-properties officeooo:rsid="003c4a52"/>
    </style:style>
    <style:style style:name="T5" style:family="text">
      <style:text-properties style:use-window-font-color="true" fo:language="en" fo:country="US" officeooo:rsid="0052fc81"/>
    </style:style>
    <style:style style:name="T6" style:family="text">
      <style:text-properties style:use-window-font-color="true" fo:language="en" fo:country="US" officeooo:rsid="00a1b640"/>
    </style:style>
    <style:style style:name="T7" style:family="text">
      <style:text-properties style:use-window-font-color="true" fo:language="en" fo:country="US" officeooo:rsid="007ad9c9"/>
    </style:style>
    <style:style style:name="T8" style:family="text">
      <style:text-properties style:use-window-font-color="true" fo:language="en" fo:country="US" officeooo:rsid="00a1b640" fo:background-color="#ffff00" loext:char-shading-value="0"/>
    </style:style>
    <style:style style:name="T9" style:family="text">
      <style:text-properties style:use-window-font-color="true" fo:language="en" fo:country="US" officeooo:rsid="007ad9c9" fo:background-color="#ffff00" loext:char-shading-value="0"/>
    </style:style>
    <style:style style:name="T10" style:family="text">
      <style:text-properties style:use-window-font-color="true" fo:language="en" fo:country="US" officeooo:rsid="00556e2b"/>
    </style:style>
    <style:style style:name="T11" style:family="text">
      <style:text-properties style:use-window-font-color="true" fo:language="en" fo:country="US" officeooo:rsid="008f622c"/>
    </style:style>
    <style:style style:name="T12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13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14" style:family="text">
      <style:text-properties style:use-window-font-color="true" fo:language="en" fo:country="US" fo:font-style="italic" officeooo:rsid="008f622c" fo:background-color="#ffff00" loext:char-shading-value="0" style:font-style-asian="italic" style:font-style-complex="italic"/>
    </style:style>
    <style:style style:name="T15" style:family="text">
      <style:text-properties style:use-window-font-color="true" fo:language="en" fo:country="US" officeooo:rsid="00891e8c"/>
    </style:style>
    <style:style style:name="T16" style:family="text">
      <style:text-properties style:use-window-font-color="true" fo:language="en" fo:country="US" officeooo:rsid="008af283"/>
    </style:style>
    <style:style style:name="T17" style:family="text">
      <style:text-properties officeooo:rsid="002f1bfe"/>
    </style:style>
    <style:style style:name="T18" style:family="text">
      <style:text-properties officeooo:rsid="00877594"/>
    </style:style>
    <style:style style:name="T19" style:family="text">
      <style:text-properties style:use-window-font-color="true" fo:language="en" fo:country="US" officeooo:rsid="002f1bfe"/>
    </style:style>
    <style:style style:name="T20" style:family="text">
      <style:text-properties officeooo:rsid="00318ed6"/>
    </style:style>
    <style:style style:name="T21" style:family="text">
      <style:text-properties officeooo:rsid="00430258"/>
    </style:style>
    <style:style style:name="T22" style:family="text">
      <style:text-properties officeooo:rsid="0080b924"/>
    </style:style>
    <style:style style:name="T23" style:family="text">
      <style:text-properties fo:font-style="italic" officeooo:rsid="00430258" style:font-style-asian="italic" style:font-style-complex="italic"/>
    </style:style>
    <style:style style:name="T24" style:family="text">
      <style:text-properties officeooo:rsid="00840d51" fo:background-color="#ffff00" loext:char-shading-value="0"/>
    </style:style>
    <style:style style:name="T25" style:family="text">
      <style:text-properties officeooo:rsid="00840d51"/>
    </style:style>
    <style:style style:name="T26" style:family="text">
      <style:text-properties officeooo:rsid="006c008b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officeooo:rsid="0059de9a" fo:background-color="#ffff00" loext:char-shading-value="0"/>
    </style:style>
    <style:style style:name="T29" style:family="text">
      <style:text-properties style:use-window-font-color="true" officeooo:rsid="008e6ad1" fo:background-color="#ffff00" loext:char-shading-value="0"/>
    </style:style>
    <style:style style:name="T30" style:family="text">
      <style:text-properties style:use-window-font-color="true" fo:language="en" fo:country="US"/>
    </style:style>
    <style:style style:name="T31" style:family="text">
      <style:text-properties style:use-window-font-color="true" fo:language="en" fo:country="US" officeooo:rsid="00556e2b"/>
    </style:style>
    <style:style style:name="T32" style:family="text">
      <style:text-properties style:use-window-font-color="true" fo:language="en" fo:country="US" fo:font-style="italic" officeooo:rsid="00556e2b" fo:background-color="#ffff00" loext:char-shading-value="0" style:font-style-asian="italic" style:font-style-complex="italic"/>
    </style:style>
    <style:style style:name="T33" style:family="text">
      <style:text-properties style:use-window-font-color="true" fo:language="en" fo:country="US" fo:font-style="italic" officeooo:rsid="007a2a43" fo:background-color="#ffff00" loext:char-shading-value="0" style:font-style-asian="italic" style:font-style-complex="italic"/>
    </style:style>
    <style:style style:name="T34" style:family="text">
      <style:text-properties style:use-window-font-color="true" fo:language="en" fo:country="US" fo:font-style="italic" officeooo:rsid="008f622c" fo:background-color="#ffff00" loext:char-shading-value="0" style:font-style-asian="italic" style:font-style-complex="italic"/>
    </style:style>
    <style:style style:name="T35" style:family="text">
      <style:text-properties style:use-window-font-color="true" fo:language="en" fo:country="US" officeooo:rsid="0052fc81"/>
    </style:style>
    <style:style style:name="T36" style:family="text">
      <style:text-properties style:use-window-font-color="true" fo:language="en" fo:country="US" officeooo:rsid="003e83f0"/>
    </style:style>
    <style:style style:name="T37" style:family="text">
      <style:text-properties style:use-window-font-color="true" fo:language="en" fo:country="US" officeooo:rsid="00891e8c"/>
    </style:style>
    <style:style style:name="T38" style:family="text">
      <style:text-properties style:use-window-font-color="true" fo:language="en" fo:country="US" officeooo:rsid="002f1bfe"/>
    </style:style>
    <style:style style:name="T39" style:family="text">
      <style:text-properties style:use-window-font-color="true" fo:language="en" fo:country="US" officeooo:rsid="00430258"/>
    </style:style>
    <style:style style:name="T40" style:family="text">
      <style:text-properties style:use-window-font-color="true" fo:language="en" fo:country="US" officeooo:rsid="0053925c"/>
    </style:style>
    <style:style style:name="T41" style:family="text">
      <style:text-properties style:use-window-font-color="true" fo:language="en" fo:country="US" officeooo:rsid="003db7b7"/>
    </style:style>
    <style:style style:name="T42" style:family="text">
      <style:text-properties style:use-window-font-color="true" fo:language="en" fo:country="US" officeooo:rsid="004c9699"/>
    </style:style>
    <style:style style:name="T43" style:family="text">
      <style:text-properties style:use-window-font-color="true" fo:language="en" fo:country="US" officeooo:rsid="002c68fc"/>
    </style:style>
    <style:style style:name="T44" style:family="text">
      <style:text-properties style:use-window-font-color="true" fo:language="en" fo:country="US" officeooo:rsid="004fb46e"/>
    </style:style>
    <style:style style:name="T45" style:family="text">
      <style:text-properties style:use-window-font-color="true" fo:language="en" fo:country="US" officeooo:rsid="008af283"/>
    </style:style>
    <style:style style:name="T46" style:family="text">
      <style:text-properties style:use-window-font-color="true" fo:language="en" fo:country="US" officeooo:rsid="008f622c"/>
    </style:style>
    <style:style style:name="T47" style:family="text">
      <style:text-properties style:use-window-font-color="true" fo:language="en" fo:country="US" officeooo:rsid="00a1b640" fo:background-color="#ffff00" loext:char-shading-value="0"/>
    </style:style>
    <style:style style:name="T48" style:family="text">
      <style:text-properties style:use-window-font-color="true" fo:language="en" fo:country="US" officeooo:rsid="00a1b640" fo:background-color="#ffff00" loext:char-shading-value="0"/>
    </style:style>
    <style:style style:name="T49" style:family="text">
      <style:text-properties style:use-window-font-color="true" fo:language="en" fo:country="US" officeooo:rsid="009563d9" fo:background-color="#ffff00" loext:char-shading-value="0"/>
    </style:style>
    <style:style style:name="T50" style:family="text">
      <style:text-properties style:use-window-font-color="true" fo:language="en" fo:country="US" officeooo:rsid="007ad9c9" fo:background-color="#ffff00" loext:char-shading-value="0"/>
    </style:style>
    <style:style style:name="T51" style:family="text">
      <style:text-properties style:use-window-font-color="true" fo:language="en" fo:country="US" officeooo:rsid="00a1e960" fo:background-color="#ffff00" loext:char-shading-value="0"/>
    </style:style>
    <style:style style:name="T52" style:family="text">
      <style:text-properties style:use-window-font-color="true" fo:language="en" fo:country="US" officeooo:rsid="00a55a12" fo:background-color="#ffff00" loext:char-shading-value="0"/>
    </style:style>
    <style:style style:name="T53" style:family="text">
      <style:text-properties style:use-window-font-color="true" fo:language="en" fo:country="US" officeooo:rsid="009a3ca4"/>
    </style:style>
    <style:style style:name="T54" style:family="text">
      <style:text-properties style:use-window-font-color="true" fo:language="en" fo:country="US" officeooo:rsid="009c1953"/>
    </style:style>
    <style:style style:name="T55" style:family="text">
      <style:text-properties style:use-window-font-color="true" fo:language="en" fo:country="US" officeooo:rsid="009d6315"/>
    </style:style>
    <style:style style:name="T56" style:family="text">
      <style:text-properties style:use-window-font-color="true" fo:language="en" fo:country="US" officeooo:rsid="00a1b640"/>
    </style:style>
    <style:style style:name="T57" style:family="text">
      <style:text-properties style:use-window-font-color="true" fo:language="en" fo:country="US" officeooo:rsid="007ad9c9"/>
    </style:style>
    <style:style style:name="T58" style:family="text">
      <style:text-properties style:use-window-font-color="true" fo:language="en" fo:country="US" fo:font-weight="normal" officeooo:rsid="00a1b640" style:font-weight-asian="normal" style:font-weight-complex="normal"/>
    </style:style>
    <style:style style:name="T59" style:family="text">
      <style:text-properties style:use-window-font-color="true" fo:language="en" fo:country="US" fo:font-weight="normal" officeooo:rsid="0052fc81" style:font-weight-asian="normal" style:font-weight-complex="normal"/>
    </style:style>
    <style:style style:name="T60" style:family="text">
      <style:text-properties style:use-window-font-color="true" fo:language="en" fo:country="US" officeooo:rsid="00a3e1d4"/>
    </style:style>
    <style:style style:name="T61" style:family="text">
      <style:text-properties style:use-window-font-color="true" fo:language="en" fo:country="US" officeooo:rsid="00a55a12"/>
    </style:style>
    <style:style style:name="T62" style:family="text">
      <style:text-properties style:use-window-font-color="true" fo:language="en" fo:country="US" officeooo:rsid="00a61bf2"/>
    </style:style>
    <style:style style:name="T63" style:family="text">
      <style:text-properties style:use-window-font-color="true" fo:language="en" fo:country="US" officeooo:rsid="00ade80d"/>
    </style:style>
    <style:style style:name="T64" style:family="text">
      <style:text-properties style:use-window-font-color="true" officeooo:rsid="0038293e"/>
    </style:style>
    <style:style style:name="T65" style:family="text">
      <style:text-properties style:use-window-font-color="true" style:font-name="Liberation Sans1" fo:language="en" fo:country="US" officeooo:rsid="00a55a12" style:font-size-asian="10.5pt"/>
    </style:style>
    <style:style style:name="T66" style:family="text">
      <style:text-properties fo:background-color="#ffff00" loext:char-shading-value="0"/>
    </style:style>
    <style:style style:name="T67" style:family="text">
      <style:text-properties officeooo:rsid="00840d51" fo:background-color="#ffff00" loext:char-shading-value="0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840d51"/>
    </style:style>
    <style:style style:name="T70" style:family="text">
      <style:text-properties fo:color="#ff3333" officeooo:rsid="004b33dc"/>
    </style:style>
    <style:style style:name="T71" style:family="text">
      <style:text-properties fo:color="#ff3333" officeooo:rsid="003c4a52"/>
    </style:style>
    <style:style style:name="T72" style:family="text">
      <style:text-properties fo:color="#ff3333" officeooo:rsid="004fe199"/>
    </style:style>
    <style:style style:name="T73" style:family="text">
      <style:text-properties fo:language="en" fo:country="US"/>
    </style:style>
    <style:style style:name="T74" style:family="text">
      <style:text-properties fo:language="en" fo:country="US" officeooo:rsid="003c4a52"/>
    </style:style>
    <style:style style:name="T75" style:family="text">
      <style:text-properties fo:language="en" fo:country="US" officeooo:rsid="003f0f08"/>
    </style:style>
    <style:style style:name="T76" style:family="text">
      <style:text-properties fo:language="en" fo:country="US" officeooo:rsid="004c9699"/>
    </style:style>
    <style:style style:name="T77" style:family="text">
      <style:text-properties fo:language="en" fo:country="US" officeooo:rsid="009563d9" fo:background-color="#ffff00" loext:char-shading-value="0"/>
    </style:style>
    <style:style style:name="T78" style:family="text">
      <style:text-properties fo:language="en" fo:country="US" officeooo:rsid="003f0f08" fo:background-color="#ffff00" loext:char-shading-value="0"/>
    </style:style>
    <style:style style:name="T79" style:family="text">
      <style:text-properties officeooo:rsid="004fb46e"/>
    </style:style>
    <style:style style:name="T80" style:family="text">
      <style:text-properties officeooo:rsid="002c68fc"/>
    </style:style>
    <style:style style:name="T81" style:family="text">
      <style:text-properties officeooo:rsid="003db7b7"/>
    </style:style>
    <style:style style:name="T82" style:family="text">
      <style:text-properties officeooo:rsid="004fe199"/>
    </style:style>
    <style:style style:name="T83" style:family="text">
      <style:text-properties officeooo:rsid="003c4a52"/>
    </style:style>
    <style:style style:name="T84" style:family="text">
      <style:text-properties officeooo:rsid="0052fc81"/>
    </style:style>
    <style:style style:name="T85" style:family="text">
      <style:text-properties officeooo:rsid="0052ccd1"/>
    </style:style>
    <style:style style:name="T86" style:family="text">
      <style:text-properties officeooo:rsid="008af283"/>
    </style:style>
    <style:style style:name="T87" style:family="text">
      <style:text-properties officeooo:rsid="00430258"/>
    </style:style>
    <style:style style:name="T88" style:family="text">
      <style:text-properties fo:font-style="italic" officeooo:rsid="00430258" style:font-style-asian="italic" style:font-style-complex="italic"/>
    </style:style>
    <style:style style:name="T89" style:family="text">
      <style:text-properties fo:font-style="italic" officeooo:rsid="006c008b" style:font-style-asian="italic" style:font-style-complex="italic"/>
    </style:style>
    <style:style style:name="T90" style:family="text">
      <style:text-properties officeooo:rsid="002c7a2e"/>
    </style:style>
    <style:style style:name="T91" style:family="text">
      <style:text-properties officeooo:rsid="002f1bfe"/>
    </style:style>
    <style:style style:name="T92" style:family="text">
      <style:text-properties officeooo:rsid="00349dfb"/>
    </style:style>
    <style:style style:name="T93" style:family="text">
      <style:text-properties officeooo:rsid="003e83f0"/>
    </style:style>
    <style:style style:name="T94" style:family="text">
      <style:text-properties officeooo:rsid="00404275"/>
    </style:style>
    <style:style style:name="T95" style:family="text">
      <style:text-properties officeooo:rsid="004c9699"/>
    </style:style>
    <style:style style:name="T96" style:family="text">
      <style:text-properties officeooo:rsid="0053925c"/>
    </style:style>
    <style:style style:name="T97" style:family="text">
      <style:text-properties officeooo:rsid="005f6dde"/>
    </style:style>
    <style:style style:name="T98" style:family="text">
      <style:text-properties officeooo:rsid="00606890"/>
    </style:style>
    <style:style style:name="T99" style:family="text">
      <style:text-properties officeooo:rsid="00318ed6"/>
    </style:style>
    <style:style style:name="T100" style:family="text">
      <style:text-properties officeooo:rsid="0072ed61"/>
    </style:style>
    <style:style style:name="T101" style:family="text">
      <style:text-properties officeooo:rsid="0074c792"/>
    </style:style>
    <style:style style:name="T102" style:family="text">
      <style:text-properties officeooo:rsid="00797115"/>
    </style:style>
    <style:style style:name="T103" style:family="text">
      <style:text-properties officeooo:rsid="0029da6a"/>
    </style:style>
    <style:style style:name="T104" style:family="text">
      <style:text-properties officeooo:rsid="0080b924"/>
    </style:style>
    <style:style style:name="T105" style:family="text">
      <style:text-properties officeooo:rsid="00877594"/>
    </style:style>
    <style:style style:name="T106" style:family="text">
      <style:text-properties officeooo:rsid="008db0ec"/>
    </style:style>
    <style:style style:name="T107" style:family="text">
      <style:text-properties officeooo:rsid="008e6ad1"/>
    </style:style>
    <style:style style:name="T108" style:family="text">
      <style:text-properties officeooo:rsid="0092f8c3"/>
    </style:style>
    <style:style style:name="T109" style:family="text">
      <style:text-properties officeooo:rsid="0097d672"/>
    </style:style>
    <style:style style:name="T110" style:family="text">
      <style:text-properties officeooo:rsid="00989bc7"/>
    </style:style>
    <style:style style:name="T111" style:family="text">
      <style:text-properties officeooo:rsid="009a3ca4"/>
    </style:style>
    <style:style style:name="T112" style:family="text">
      <style:text-properties officeooo:rsid="00a10862"/>
    </style:style>
    <style:style style:name="T113" style:family="text">
      <style:text-properties officeooo:rsid="00a97794"/>
    </style:style>
    <style:style style:name="T114" style:family="text">
      <style:text-properties officeooo:rsid="00aaae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66147104" text:id="ct66147104">
          <text:deletion>
            <office:change-info>
              <dc:creator>Tanel Saimre</dc:creator>
              <dc:date>2017-01-25T17:21:00</dc:date>
            </office:change-info>
            <text:p text:style-name="P1">that</text:p>
          </text:deletion>
        </text:changed-region>
        <text:changed-region xml:id="ct66151344" text:id="ct66151344">
          <text:insertion>
            <office:change-info>
              <dc:creator>Tanel Saimre</dc:creator>
              <dc:date>2017-01-25T17:21:00</dc:date>
            </office:change-info>
          </text:insertion>
        </text:changed-region>
        <text:changed-region xml:id="ct66151600" text:id="ct66151600">
          <text:deletion>
            <office:change-info>
              <dc:creator>Tanel Saimre</dc:creator>
              <dc:date>2017-01-25T17:22:00</dc:date>
            </office:change-info>
            <text:p text:style-name="P1">provides </text:p>
          </text:deletion>
        </text:changed-region>
        <text:changed-region xml:id="ct66153664" text:id="ct66153664">
          <text:insertion>
            <office:change-info>
              <dc:creator>Tanel Saimre</dc:creator>
              <dc:date>2017-01-25T17:22:00</dc:date>
            </office:change-info>
          </text:insertion>
        </text:changed-region>
        <text:changed-region xml:id="ct66153984" text:id="ct66153984">
          <text:deletion>
            <office:change-info>
              <dc:creator>Tanel Saimre</dc:creator>
              <dc:date>2017-01-25T17:22:00</dc:date>
            </office:change-info>
            <text:p text:style-name="P2"><text:span text:style-name="T1">supposed</text:span></text:p>
          </text:deletion>
        </text:changed-region>
        <text:changed-region xml:id="ct134929600" text:id="ct134929600">
          <text:deletion>
            <office:change-info>
              <dc:creator>Luc Saffre</dc:creator>
              <dc:date>2017-02-09T06:13:00</dc:date>
            </office:change-info>
            <text:p text:style-name="P2"><text:span text:style-name="T1">Maintainer</text:span></text:p>
          </text:deletion>
        </text:changed-region>
        <text:changed-region xml:id="ct75849856" text:id="ct75849856">
          <text:insertion>
            <office:change-info>
              <dc:creator>Luc Saffre</dc:creator>
              <dc:date>2017-02-09T06:13:00</dc:date>
            </office:change-info>
          </text:insertion>
        </text:changed-region>
        <text:changed-region xml:id="ct63599696" text:id="ct63599696">
          <text:insertion>
            <office:change-info>
              <dc:creator>Luc Saffre</dc:creator>
              <dc:date>2017-02-09T06:14:00</dc:date>
            </office:change-info>
          </text:insertion>
        </text:changed-region>
        <text:changed-region xml:id="ct66150064" text:id="ct66150064">
          <text:deletion>
            <office:change-info>
              <dc:creator>Tanel Saimre</dc:creator>
              <dc:date>2017-01-25T17:22:00</dc:date>
            </office:change-info>
            <text:p text:style-name="P3">.</text:p>
            <text:p text:style-name="P3"/>
          </text:deletion>
        </text:changed-region>
        <text:changed-region xml:id="ct75432224" text:id="ct75432224">
          <text:insertion>
            <office:change-info>
              <dc:creator>Luc Saffre</dc:creator>
              <dc:date>2017-02-09T05:17:00</dc:date>
            </office:change-info>
          </text:insertion>
        </text:changed-region>
        <text:changed-region xml:id="ct66852160" text:id="ct66852160">
          <text:insertion>
            <office:change-info>
              <dc:creator>Luc Saffre</dc:creator>
              <dc:date>2017-02-09T05:23:00</dc:date>
            </office:change-info>
          </text:insertion>
        </text:changed-region>
        <text:changed-region xml:id="ct66098432" text:id="ct66098432">
          <text:insertion>
            <office:change-info>
              <dc:creator>Luc Saffre</dc:creator>
              <dc:date>2017-02-09T05:18:00</dc:date>
            </office:change-info>
          </text:insertion>
        </text:changed-region>
        <text:changed-region xml:id="ct66163696" text:id="ct66163696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66160272" text:id="ct66160272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66155392" text:id="ct66155392">
          <text:deletion>
            <office:change-info>
              <dc:creator>Tanel Saimre</dc:creator>
              <dc:date>2017-01-25T17:24:00</dc:date>
            </office:change-info>
            <text:p text:style-name="P4"><text:span text:style-name="T2">anything in </text:span></text:p>
          </text:deletion>
        </text:changed-region>
        <text:changed-region xml:id="ct66164016" text:id="ct66164016">
          <text:insertion>
            <office:change-info>
              <dc:creator>Tanel Saimre</dc:creator>
              <dc:date>2017-01-25T17:24:00</dc:date>
            </office:change-info>
          </text:insertion>
        </text:changed-region>
        <text:changed-region xml:id="ct66166848" text:id="ct66166848">
          <text:insertion>
            <office:change-info>
              <dc:creator>Tanel Saimre</dc:creator>
              <dc:date>2017-01-25T17:23:00</dc:date>
            </office:change-info>
          </text:insertion>
        </text:changed-region>
        <text:changed-region xml:id="ct66157968" text:id="ct66157968">
          <text:insertion>
            <office:change-info>
              <dc:creator>Luc Saffre</dc:creator>
              <dc:date>2017-01-30T21:01:00</dc:date>
            </office:change-info>
          </text:insertion>
        </text:changed-region>
        <text:changed-region xml:id="ct64870560" text:id="ct64870560">
          <text:deletion>
            <office:change-info>
              <dc:creator>Luc Saffre</dc:creator>
              <dc:date>2017-02-09T05:38:00</dc:date>
            </office:change-info>
            <text:h text:style-name="P5" text:outline-level="2"><text:span text:style-name="T3">O</text:span></text:h>
          </text:deletion>
        </text:changed-region>
        <text:changed-region xml:id="ct134096256" text:id="ct134096256">
          <text:deletion>
            <office:change-info>
              <dc:creator>Luc Saffre</dc:creator>
              <dc:date>2017-02-09T05:40:00</dc:date>
            </office:change-info>
            <text:h text:style-name="P5" text:outline-level="2"><text:span text:style-name="T3">bligations</text:span></text:h>
          </text:deletion>
        </text:changed-region>
        <text:changed-region xml:id="ct134726160" text:id="ct134726160">
          <text:insertion>
            <office:change-info>
              <dc:creator>Luc Saffre</dc:creator>
              <dc:date>2017-02-09T05:40:00</dc:date>
            </office:change-info>
          </text:insertion>
        </text:changed-region>
        <text:changed-region xml:id="ct67000352" text:id="ct67000352">
          <text:format-change>
            <office:change-info>
              <dc:creator>Luc Saffre</dc:creator>
              <dc:date>2017-02-09T05:41:00</dc:date>
            </office:change-info>
          </text:format-change>
        </text:changed-region>
        <text:changed-region xml:id="ct134500704" text:id="ct134500704">
          <text:deletion>
            <office:change-info>
              <dc:creator>Luc Saffre</dc:creator>
              <dc:date>2017-02-09T06:14:00</dc:date>
            </office:change-info>
            <text:p text:style-name="P6"><text:span text:style-name="T4">L</text:span>ino d</text:p>
          </text:deletion>
        </text:changed-region>
        <text:changed-region xml:id="ct135515968" text:id="ct135515968">
          <text:insertion>
            <office:change-info>
              <dc:creator>Luc Saffre</dc:creator>
              <dc:date>2017-02-09T06:14:00</dc:date>
            </office:change-info>
          </text:insertion>
        </text:changed-region>
        <text:changed-region xml:id="ct132236160" text:id="ct132236160">
          <text:deletion>
            <office:change-info>
              <dc:creator>Luc Saffre</dc:creator>
              <dc:date>2017-02-09T05:42:00</dc:date>
            </office:change-info>
            <text:p text:style-name="P6"><text:span text:style-name="T4">Lino </text:span></text:p>
          </text:deletion>
        </text:changed-region>
        <text:changed-region xml:id="ct66794016" text:id="ct66794016">
          <text:deletion>
            <office:change-info>
              <dc:creator>Luc Saffre</dc:creator>
              <dc:date>2017-02-09T05:58:00</dc:date>
            </office:change-info>
            <text:p text:style-name="P7"><text:span text:style-name="T5">99.8%</text:span><text:span text:style-name="T5"> </text:span></text:p>
          </text:deletion>
        </text:changed-region>
        <text:changed-region xml:id="ct75379856" text:id="ct75379856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65093008" text:id="ct65093008">
          <text:format-change>
            <office:change-info>
              <dc:creator>Luc Saffre</dc:creator>
              <dc:date>2017-02-09T05:59:00</dc:date>
            </office:change-info>
          </text:format-change>
        </text:changed-region>
        <text:changed-region xml:id="ct134826720" text:id="ct134826720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30943536" text:id="ct130943536">
          <text:deletion>
            <office:change-info>
              <dc:creator>Luc Saffre</dc:creator>
              <dc:date>2017-02-09T05:58:00</dc:date>
            </office:change-info>
            <text:p text:style-name="P7"><text:span text:style-name="T6">during business hours (</text:span><text:span text:style-name="T7">[Business hours:</text:span><text:span text:style-name="T8">Mon-Fri </text:span></text:p>
          </text:deletion>
        </text:changed-region>
        <text:changed-region xml:id="ct66167072" text:id="ct66167072">
          <text:deletion>
            <office:change-info>
              <dc:creator>Luc Saffre</dc:creator>
              <dc:date>2017-02-09T05:20:00</dc:date>
            </office:change-info>
            <text:p text:style-name="P7"><text:span text:style-name="T8">8</text:span></text:p>
          </text:deletion>
        </text:changed-region>
        <text:changed-region xml:id="ct65054608" text:id="ct65054608">
          <text:deletion>
            <office:change-info>
              <dc:creator>Luc Saffre</dc:creator>
              <dc:date>2017-02-09T05:58:00</dc:date>
            </office:change-info>
            <text:p text:style-name="P7"><text:span text:style-name="T8">:00-18:00</text:span><text:span text:style-name="T9">]</text:span><text:span text:style-name="T8">, except legal holidays in Estonia).</text:span></text:p>
          </text:deletion>
        </text:changed-region>
        <text:changed-region xml:id="ct132184448" text:id="ct132184448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66192848" text:id="ct66192848">
          <text:deletion>
            <office:change-info>
              <dc:creator>Tanel Saimre</dc:creator>
              <dc:date>2017-01-25T17:31:00</dc:date>
            </office:change-info>
            <text:p text:style-name="P8"><text:span text:style-name="T10">in</text:span></text:p>
          </text:deletion>
        </text:changed-region>
        <text:changed-region xml:id="ct133916048" text:id="ct133916048">
          <text:insertion>
            <office:change-info>
              <dc:creator>Luc Saffre</dc:creator>
              <dc:date>2017-02-09T05:48:00</dc:date>
            </office:change-info>
          </text:insertion>
        </text:changed-region>
        <text:changed-region xml:id="ct66827040" text:id="ct66827040">
          <text:insertion>
            <office:change-info>
              <dc:creator>Luc Saffre</dc:creator>
              <dc:date>2017-02-09T05:49:00</dc:date>
            </office:change-info>
          </text:insertion>
        </text:changed-region>
        <text:changed-region xml:id="ct64905696" text:id="ct64905696">
          <text:deletion>
            <office:change-info>
              <dc:creator>Luc Saffre</dc:creator>
              <dc:date>2017-02-09T05:49:00</dc:date>
            </office:change-info>
            <text:p text:style-name="P8"><text:span text:style-name="T11">as</text:span></text:p>
          </text:deletion>
          <text:insertion>
            <office:change-info office:chg-author="Tanel Saimre" office:chg-date-time="2017-01-25T17:31:00"/>
          </text:insertion>
        </text:changed-region>
        <text:changed-region xml:id="ct67056224" text:id="ct67056224">
          <text:deletion>
            <office:change-info>
              <dc:creator>Luc Saffre</dc:creator>
              <dc:date>2017-02-09T05:49:00</dc:date>
            </office:change-info>
            <text:p text:style-name="P8"><text:span text:style-name="T10"><text:s/>a </text:span><text:span text:style-name="T12">bonus pater familias</text:span></text:p>
          </text:deletion>
        </text:changed-region>
        <text:changed-region xml:id="ct64908464" text:id="ct64908464">
          <text:deletion>
            <office:change-info>
              <dc:creator>Tanel Saimre</dc:creator>
              <dc:date>2017-01-25T17:31:00</dc:date>
            </office:change-info>
            <text:p text:style-name="P8"><text:span text:style-name="T13"><text:s/>way</text:span></text:p>
          </text:deletion>
        </text:changed-region>
        <text:changed-region xml:id="ct64911504" text:id="ct64911504">
          <text:deletion>
            <office:change-info>
              <dc:creator>Luc Saffre</dc:creator>
              <dc:date>2017-02-09T05:49:00</dc:date>
            </office:change-info>
            <text:p text:style-name="P8"><text:span text:style-name="T13"><text:s/></text:span><text:span text:style-name="T14">[ZZZ I’m not sure this is legally meaningful]</text:span></text:p>
          </text:deletion>
          <text:insertion>
            <office:change-info office:chg-author="Tanel Saimre" office:chg-date-time="2017-01-25T17:32:00"/>
          </text:insertion>
        </text:changed-region>
        <text:changed-region xml:id="ct134948656" text:id="ct134948656">
          <text:deletion>
            <office:change-info>
              <dc:creator>Luc Saffre</dc:creator>
              <dc:date>2017-02-09T05:49:00</dc:date>
            </office:change-info>
            <text:p text:style-name="P8"><text:span text:style-name="T13">.</text:span></text:p>
          </text:deletion>
        </text:changed-region>
        <text:changed-region xml:id="ct135406416" text:id="ct135406416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135384768" text:id="ct135384768">
          <text:deletion>
            <office:change-info>
              <dc:creator>Luc Saffre</dc:creator>
              <dc:date>2017-02-09T06:18:00</dc:date>
            </office:change-info>
            <text:list xml:id="list8807687742976710855" text:style-name="L1">
              <text:list-item>
                <text:p text:style-name="P9"><text:s/></text:p>
              </text:list-item>
            </text:list>
          </text:deletion>
        </text:changed-region>
        <text:changed-region xml:id="ct134095904" text:id="ct134095904">
          <text:deletion>
            <office:change-info>
              <dc:creator>Luc Saffre</dc:creator>
              <dc:date>2017-02-09T05:37:00</dc:date>
            </office:change-info>
            <text:list xml:id="list62731584039277" text:continue-numbering="true" text:style-name="L1">
              <text:list-item>
                <text:p text:style-name="P9"/>
              </text:list-item>
              <text:list-item>
                <text:p text:style-name="P9"/>
              </text:list-item>
            </text:list>
          </text:deletion>
        </text:changed-region>
        <text:changed-region xml:id="ct135386160" text:id="ct135386160">
          <text:insertion>
            <office:change-info>
              <dc:creator>Luc Saffre</dc:creator>
              <dc:date>2017-02-09T06:18:00</dc:date>
            </office:change-info>
          </text:insertion>
        </text:changed-region>
        <text:changed-region xml:id="ct135945856" text:id="ct135945856">
          <text:insertion>
            <office:change-info>
              <dc:creator>Luc Saffre</dc:creator>
              <dc:date>2017-02-09T06:23:00</dc:date>
            </office:change-info>
          </text:insertion>
        </text:changed-region>
        <text:changed-region xml:id="ct134533952" text:id="ct134533952">
          <text:insertion>
            <office:change-info>
              <dc:creator>Luc Saffre</dc:creator>
              <dc:date>2017-02-09T06:21:00</dc:date>
            </office:change-info>
          </text:insertion>
        </text:changed-region>
        <text:changed-region xml:id="ct134814928" text:id="ct134814928">
          <text:insertion>
            <office:change-info>
              <dc:creator>Luc Saffre</dc:creator>
              <dc:date>2017-02-09T06:20:00</dc:date>
            </office:change-info>
          </text:insertion>
        </text:changed-region>
        <text:changed-region xml:id="ct135948672" text:id="ct135948672">
          <text:insertion>
            <office:change-info>
              <dc:creator>Luc Saffre</dc:creator>
              <dc:date>2017-02-09T06:19:00</dc:date>
            </office:change-info>
          </text:insertion>
        </text:changed-region>
        <text:changed-region xml:id="ct133784576" text:id="ct133784576">
          <text:insertion>
            <office:change-info>
              <dc:creator>Luc Saffre</dc:creator>
              <dc:date>2017-02-09T06:20:00</dc:date>
            </office:change-info>
          </text:insertion>
        </text:changed-region>
        <text:changed-region xml:id="ct135206064" text:id="ct135206064">
          <text:insertion>
            <office:change-info>
              <dc:creator>Luc Saffre</dc:creator>
              <dc:date>2017-02-09T06:22:00</dc:date>
            </office:change-info>
          </text:insertion>
        </text:changed-region>
        <text:changed-region xml:id="ct135697712" text:id="ct135697712">
          <text:insertion>
            <office:change-info>
              <dc:creator>Luc Saffre</dc:creator>
              <dc:date>2017-02-09T06:24:00</dc:date>
            </office:change-info>
          </text:insertion>
        </text:changed-region>
        <text:changed-region xml:id="ct65084384" text:id="ct65084384">
          <text:deletion>
            <office:change-info>
              <dc:creator>Luc Saffre</dc:creator>
              <dc:date>2017-02-09T05:38:00</dc:date>
            </office:change-info>
            <text:h text:style-name="P10" text:outline-level="2"><text:span text:style-name="T3">O</text:span></text:h>
          </text:deletion>
        </text:changed-region>
        <text:changed-region xml:id="ct65071696" text:id="ct65071696">
          <text:deletion>
            <office:change-info>
              <dc:creator>Luc Saffre</dc:creator>
              <dc:date>2017-02-09T05:40:00</dc:date>
            </office:change-info>
            <text:h text:style-name="P10" text:outline-level="2"><text:span text:style-name="T3">bligations</text:span></text:h>
          </text:deletion>
        </text:changed-region>
        <text:changed-region xml:id="ct131010928" text:id="ct131010928">
          <text:insertion>
            <office:change-info>
              <dc:creator>Luc Saffre</dc:creator>
              <dc:date>2017-02-09T05:40:00</dc:date>
            </office:change-info>
          </text:insertion>
        </text:changed-region>
        <text:changed-region xml:id="ct134531536" text:id="ct134531536">
          <text:insertion>
            <office:change-info>
              <dc:creator>Luc Saffre</dc:creator>
              <dc:date>2017-02-09T05:58:00</dc:date>
            </office:change-info>
          </text:insertion>
        </text:changed-region>
        <text:changed-region xml:id="ct132147392" text:id="ct132147392">
          <text:insertion>
            <office:change-info>
              <dc:creator>Luc Saffre</dc:creator>
              <dc:date>2017-02-09T06:01:00</dc:date>
            </office:change-info>
          </text:insertion>
        </text:changed-region>
        <text:changed-region xml:id="ct134585840" text:id="ct134585840">
          <text:insertion>
            <office:change-info>
              <dc:creator>Luc Saffre</dc:creator>
              <dc:date>2017-02-09T06:02:00</dc:date>
            </office:change-info>
          </text:insertion>
        </text:changed-region>
        <text:changed-region xml:id="ct135324992" text:id="ct135324992">
          <text:insertion>
            <office:change-info>
              <dc:creator>Luc Saffre</dc:creator>
              <dc:date>2017-02-09T06:03:00</dc:date>
            </office:change-info>
          </text:insertion>
        </text:changed-region>
        <text:changed-region xml:id="ct75241664" text:id="ct75241664">
          <text:insertion>
            <office:change-info>
              <dc:creator>Luc Saffre</dc:creator>
              <dc:date>2017-02-09T06:04:00</dc:date>
            </office:change-info>
          </text:insertion>
        </text:changed-region>
        <text:changed-region xml:id="ct131557584" text:id="ct131557584">
          <text:insertion>
            <office:change-info>
              <dc:creator>Luc Saffre</dc:creator>
              <dc:date>2017-02-09T06:05:00</dc:date>
            </office:change-info>
          </text:insertion>
        </text:changed-region>
        <text:changed-region xml:id="ct134159088" text:id="ct134159088">
          <text:insertion>
            <office:change-info>
              <dc:creator>Luc Saffre</dc:creator>
              <dc:date>2017-02-09T06:06:00</dc:date>
            </office:change-info>
          </text:insertion>
        </text:changed-region>
        <text:changed-region xml:id="ct135269856" text:id="ct135269856">
          <text:insertion>
            <office:change-info>
              <dc:creator>Luc Saffre</dc:creator>
              <dc:date>2017-02-09T05:59:00</dc:date>
            </office:change-info>
          </text:insertion>
        </text:changed-region>
        <text:changed-region xml:id="ct75391600" text:id="ct75391600">
          <text:insertion>
            <office:change-info>
              <dc:creator>Luc Saffre</dc:creator>
              <dc:date>2017-02-09T05:57:00</dc:date>
            </office:change-info>
          </text:insertion>
        </text:changed-region>
        <text:changed-region xml:id="ct130554064" text:id="ct130554064">
          <text:deletion>
            <office:change-info>
              <dc:creator>Luc Saffre</dc:creator>
              <dc:date>2017-02-09T05:51:00</dc:date>
            </office:change-info>
            <text:h text:style-name="P11" text:outline-level="2"><text:span text:style-name="T15">Downtime</text:span></text:h>
          </text:deletion>
        </text:changed-region>
        <text:changed-region xml:id="ct64014800" text:id="ct64014800">
          <text:deletion>
            <office:change-info>
              <dc:creator>Luc Saffre</dc:creator>
              <dc:date>2017-02-09T05:35:00</dc:date>
            </office:change-info>
            <text:h text:style-name="P11" text:outline-level="2"><text:span text:style-name="T15"><text:s/></text:span><text:span text:style-name="T16">and </text:span></text:h>
          </text:deletion>
        </text:changed-region>
        <text:changed-region xml:id="ct134347120" text:id="ct134347120">
          <text:deletion>
            <office:change-info>
              <dc:creator>Luc Saffre</dc:creator>
              <dc:date>2017-02-09T05:51:00</dc:date>
            </office:change-info>
            <text:h text:style-name="P11" text:outline-level="2"><text:span text:style-name="T16">data loss</text:span></text:h>
          </text:deletion>
        </text:changed-region>
        <text:changed-region xml:id="ct135195808" text:id="ct135195808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35819696" text:id="ct135819696">
          <text:insertion>
            <office:change-info>
              <dc:creator>Luc Saffre</dc:creator>
              <dc:date>2017-02-09T06:25:00</dc:date>
            </office:change-info>
          </text:insertion>
        </text:changed-region>
        <text:changed-region xml:id="ct134727136" text:id="ct134727136">
          <text:deletion>
            <office:change-info>
              <dc:creator>Luc Saffre</dc:creator>
              <dc:date>2017-02-09T05:55:00</dc:date>
            </office:change-info>
            <text:p text:style-name="P12"><text:span text:style-name="T17">account credit in the </text:span></text:p>
          </text:deletion>
        </text:changed-region>
        <text:changed-region xml:id="ct66983136" text:id="ct66983136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31613504" text:id="ct131613504">
          <text:deletion>
            <office:change-info>
              <dc:creator>Luc Saffre</dc:creator>
              <dc:date>2017-02-09T05:55:00</dc:date>
            </office:change-info>
            <text:p text:style-name="P12"><text:span text:style-name="T17">following amounts</text:span></text:p>
          </text:deletion>
        </text:changed-region>
        <text:changed-region xml:id="ct74652112" text:id="ct74652112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34101808" text:id="ct134101808">
          <text:deletion>
            <office:change-info>
              <dc:creator>Luc Saffre</dc:creator>
              <dc:date>2017-02-09T05:29:00</dc:date>
            </office:change-info>
            <text:p text:style-name="P13">In case the </text:p>
          </text:deletion>
        </text:changed-region>
        <text:changed-region xml:id="ct75596400" text:id="ct75596400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66991568" text:id="ct66991568">
          <text:deletion>
            <office:change-info>
              <dc:creator>Luc Saffre</dc:creator>
              <dc:date>2017-02-09T05:29:00</dc:date>
            </office:change-info>
            <text:p text:style-name="P13">caused by the Provider </text:p>
          </text:deletion>
        </text:changed-region>
        <text:changed-region xml:id="ct65040448" text:id="ct65040448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65828640" text:id="ct65828640">
          <text:deletion>
            <office:change-info>
              <dc:creator>Luc Saffre</dc:creator>
              <dc:date>2017-02-09T05:29:00</dc:date>
            </office:change-info>
            <text:p text:style-name="P13">we </text:p>
          </text:deletion>
        </text:changed-region>
        <text:changed-region xml:id="ct130941488" text:id="ct130941488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66879344" text:id="ct66879344">
          <text:insertion>
            <office:change-info>
              <dc:creator>Luc Saffre</dc:creator>
              <dc:date>2017-02-09T05:29:00</dc:date>
            </office:change-info>
          </text:insertion>
        </text:changed-region>
        <text:changed-region xml:id="ct61804848" text:id="ct61804848">
          <text:insertion>
            <office:change-info>
              <dc:creator>Luc Saffre</dc:creator>
              <dc:date>2017-02-09T05:55:00</dc:date>
            </office:change-info>
          </text:insertion>
        </text:changed-region>
        <text:changed-region xml:id="ct134125440" text:id="ct134125440">
          <text:insertion>
            <office:change-info>
              <dc:creator>Luc Saffre</dc:creator>
              <dc:date>2017-02-09T05:30:00</dc:date>
            </office:change-info>
          </text:insertion>
        </text:changed-region>
        <text:changed-region xml:id="ct65091408" text:id="ct65091408">
          <text:insertion>
            <office:change-info>
              <dc:creator>Luc Saffre</dc:creator>
              <dc:date>2017-02-09T05:53:00</dc:date>
            </office:change-info>
          </text:insertion>
        </text:changed-region>
        <text:changed-region xml:id="ct134312800" text:id="ct134312800">
          <text:insertion>
            <office:change-info>
              <dc:creator>Luc Saffre</dc:creator>
              <dc:date>2017-02-09T05:32:00</dc:date>
            </office:change-info>
          </text:insertion>
        </text:changed-region>
        <text:changed-region xml:id="ct134991232" text:id="ct134991232">
          <text:deletion>
            <office:change-info>
              <dc:creator>Luc Saffre</dc:creator>
              <dc:date>2017-02-09T05:59:00</dc:date>
            </office:change-info>
            <text:p text:style-name="P14"><text:span text:style-name="T18">The Provider </text:span></text:p>
          </text:deletion>
        </text:changed-region>
        <text:changed-region xml:id="ct134223200" text:id="ct134223200">
          <text:deletion>
            <office:change-info>
              <dc:creator>Luc Saffre</dc:creator>
              <dc:date>2017-02-09T05:27:00</dc:date>
            </office:change-info>
            <text:p text:style-name="P14"><text:span text:style-name="T18">U</text:span></text:p>
          </text:deletion>
        </text:changed-region>
        <text:changed-region xml:id="ct133842656" text:id="ct133842656">
          <text:deletion>
            <office:change-info>
              <dc:creator>Luc Saffre</dc:creator>
              <dc:date>2017-02-09T05:59:00</dc:date>
            </office:change-info>
            <text:p text:style-name="P14"><text:span text:style-name="T18">pgrades the system regularly at times agreed with the Client in a way such as to cause minimal disruption to operations. </text:span></text:p>
          </text:deletion>
        </text:changed-region>
        <text:changed-region xml:id="ct135213552" text:id="ct135213552">
          <text:deletion>
            <office:change-info>
              <dc:creator>Luc Saffre</dc:creator>
              <dc:date>2017-02-09T05:55:00</dc:date>
            </office:change-info>
            <text:p text:style-name="P14"><text:span text:style-name="T18">The downtime caused by a scheduled maintenance operation is not counted into the yearly limit.</text:span></text:p>
          </text:deletion>
        </text:changed-region>
        <text:changed-region xml:id="ct134989328" text:id="ct134989328">
          <text:deletion>
            <office:change-info>
              <dc:creator>Luc Saffre</dc:creator>
              <dc:date>2017-02-09T06:06:00</dc:date>
            </office:change-info>
            <text:p text:style-name="P14"><text:span text:style-name="T19"/></text:p>
            <text:p text:style-name="P14"/>
          </text:deletion>
        </text:changed-region>
        <text:changed-region xml:id="ct66771712" text:id="ct66771712">
          <text:deletion>
            <office:change-info>
              <dc:creator>Luc Saffre</dc:creator>
              <dc:date>2017-02-09T05:26:00</dc:date>
            </office:change-info>
            <text:p text:style-name="P14"><text:span text:style-name="T20">The Provider cannot be made responsible for security problems</text:span> caused by <text:span text:style-name="T21">the Client's inadvertence, including but not limited to malware on their system and granting inappropriate user permissions, giving SSH</text:span> access to the server to end-user<text:span text:style-name="T22">s</text:span> or <text:span text:style-name="T22">unauthorized third parties.</text:span></text:p>
            <text:p text:style-name="P15"><text:span text:style-name="T20">This SLA does not apply in circumstances that could be reasonably said to be beyond the Supplier’s control (</text:span><text:span text:style-name="T23">force majeure</text:span><text:span text:style-name="T21">) including but not limited to natural or man-made disasters, </text:span>regionwide internet disruptions or power loss.</text:p>
            <text:p text:style-name="P14"><text:span text:style-name="T17">No compensation if it is clearly a case of an outside attack (DDOS or similar). DDOS protection can be bought from third party providers for additional cost covered by the client.</text:span></text:p>
          </text:deletion>
        </text:changed-region>
        <text:changed-region xml:id="ct134143792" text:id="ct134143792">
          <text:insertion>
            <office:change-info>
              <dc:creator>Luc Saffre</dc:creator>
              <dc:date>2017-02-09T05:26:00</dc:date>
            </office:change-info>
          </text:insertion>
        </text:changed-region>
        <text:changed-region xml:id="ct65073984" text:id="ct65073984">
          <text:insertion>
            <office:change-info>
              <dc:creator>Luc Saffre</dc:creator>
              <dc:date>2017-02-09T05:25:00</dc:date>
            </office:change-info>
          </text:insertion>
        </text:changed-region>
        <text:changed-region xml:id="ct66255856" text:id="ct66255856">
          <text:deletion>
            <office:change-info>
              <dc:creator>Tanel Saimre</dc:creator>
              <dc:date>2017-01-25T17:37:00</dc:date>
            </office:change-info>
            <text:p text:style-name="P16"><text:span text:style-name="T24">(can go away:)</text:span><text:span text:style-name="T25">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Lino <text:span text:style-name="T103">Hosting Service Level Agreement</text:span></text:h>
      <text:h text:style-name="Heading_20_2" text:outline-level="2">Introduction</text:h>
      <text:p text:style-name="P1">This Service Level Agreement (“SLA”) describes the service <text:change text:change-id="ct66147104"/><text:change-start text:change-id="ct66151344"/><text:span text:style-name="T107">provided by</text:span><text:change-end text:change-id="ct66151344"/> Rumma &amp; Ko (“Provider”) <text:change text:change-id="ct66151600"/>to [Company name] (“Client”). </text:p>
      <text:p text:style-name="P2"><text:span text:style-name="T1">The Client is </text:span><text:change-start text:change-id="ct66153664"/><text:span text:style-name="T1">assumed</text:span><text:change-end text:change-id="ct66153664"/><text:change text:change-id="ct66153984"/><text:span text:style-name="T1"> to have a support &amp; maintenance agreement with a third-party provider (“</text:span><text:change text:change-id="ct134929600"/><text:change-start text:change-id="ct75849856"/><text:span text:style-name="T1">Deve</text:span><text:change-end text:change-id="ct75849856"/><text:change-start text:change-id="ct63599696"/><text:span text:style-name="T1">loper</text:span><text:change-end text:change-id="ct63599696"/><text:span text:style-name="T1">”) of their choice which </text:span>cover<text:span text:style-name="T102">s</text:span> end-user support, setup, configuration, bugfixes <text:span text:style-name="T102">and</text:span> updates <text:span text:style-name="T1">for the Lino application itself. This SLA does </text:span><text:span text:style-name="T89">not </text:span><text:span text:style-name="T1">cover these services.</text:span></text:p>
      <text:h text:style-name="Heading_20_2" text:outline-level="2">Duration and fee</text:h>
      <text:p text:style-name="P3">This agreement <text:span text:style-name="T101">starts on [Start date] and lasts </text:span>for an undetermined period of time<text:change text:change-id="ct66150064"/>, with a yearly option on both sides to terminate.</text:p>
      <text:p text:style-name="P50">The <text:span text:style-name="T100">basic annual </text:span>fee is <text:span text:style-name="T100">fixed to [Base Fee] € / year.</text:span><text:change-start text:change-id="ct75432224"/></text:p>
      <text:p text:style-name="P30">The fee for a given period is to be paid <text:change-end text:change-id="ct75432224"/><text:change-start text:change-id="ct66852160"/><text:span text:style-name="T109">at least one day before the period starts</text:span><text:change-end text:change-id="ct66852160"/><text:change-start text:change-id="ct66098432"/>. If the fee is not paid, this agreement is considered inactive.<text:change-end text:change-id="ct66098432"/></text:p>
      <text:p text:style-name="P26">The fee is adapted yearly according to the <text:change-start text:change-id="ct66163696"/><text:span text:style-name="T107">latest </text:span><text:change-end text:change-id="ct66163696"/>consumer price index as published by the national statistics board in the client's country.</text:p>
      <text:p text:style-name="P21"><text:span text:style-name="T106">The fee </text:span>may be adapted <text:span text:style-name="T101">by the Provider once per year depending on changed circumstances or market situation. In case the fee increases by more than 5%, the Provider must announce the price change at least one month in advance.</text:span></text:p>
      <text:p text:style-name="P4"><text:span text:style-name="T2">The Provider has </text:span><text:change-start text:change-id="ct66160272"/><text:span text:style-name="T29">the </text:span><text:change-end text:change-id="ct66160272"/><text:span text:style-name="T2">right to change </text:span><text:change text:change-id="ct66155392"/><text:change-start text:change-id="ct66164016"/><text:span text:style-name="T29">the terms of </text:span><text:change-end text:change-id="ct66164016"/><text:span text:style-name="T2">this agreement with a notice </text:span><text:change-start text:change-id="ct66166848"/><text:span text:style-name="T29">of </text:span><text:change-end text:change-id="ct66166848"/><text:span text:style-name="T2">one month before it takes effect. </text:span></text:p>
      <text:p text:style-name="P24">The general terms and conditions of Rumma &amp; Ko OÜ apply.<text:change-start text:change-id="ct66157968"/> <text:span text:style-name="T108">[ZZZ so we need to write them]</text:span><text:change-end text:change-id="ct66157968"/></text:p>
      <text:h text:style-name="P5" text:outline-level="2"><text:span text:style-name="T81">The </text:span>Provider<text:span text:style-name="T3">'s </text:span><text:change text:change-id="ct64870560"/><text:change text:change-id="ct134096256"/><text:change-start text:change-id="ct134726160"/><text:span text:style-name="T3">responsibilities</text:span><text:change-end text:change-id="ct134726160"/></text:h>
      <text:p text:style-name="P25"><text:span text:style-name="T76">The Provider </text:span><text:span text:style-name="T75">commits itself to offer a high level of service and </text:span><text:change-start text:change-id="ct67000352"/><text:span text:style-name="T78">exceptional </text:span><text:change-end text:change-id="ct67000352"/><text:span text:style-name="T75">customer experience</text:span><text:span text:style-name="T73"> at all times. </text:span><text:span text:style-name="T74">The Provider:</text:span></text:p>
      <text:list xml:id="list62732177452646" text:continue-numbering="true" text:style-name="L1">
        <text:list-item>
          <text:p text:style-name="P34"><text:span text:style-name="T4">Carries out the i</text:span>nitial system and domain setup, <text:span text:style-name="T93">sets up a virtual server</text:span> host<text:span text:style-name="T92">ing system.</text:span></text:p>
        </text:list-item>
        <text:list-item>
          <text:p text:style-name="P35"><text:span text:style-name="T94">Allows SSH</text:span> access to the server <text:span text:style-name="T93">to the client’s </text:span>designated <text:change text:change-id="ct134500704"/><text:change-start text:change-id="ct135515968"/><text:span text:style-name="T114">D</text:span><text:change-end text:change-id="ct135515968"/>ev<text:span text:style-name="T92">e</text:span>loper <text:span text:style-name="T4">who is responsible for installing any </text:span><text:change text:change-id="ct132236160"/><text:span text:style-name="T4">applications working on the system.</text:span></text:p>
        </text:list-item>
        <text:list-item>
          <text:p text:style-name="P60"><text:span text:style-name="T5">Ensures </text:span><text:change text:change-id="ct66794016"/><text:change-start text:change-id="ct75379856"/><text:span text:style-name="T58">server </text:span><text:change-end text:change-id="ct75379856"/><text:change-start text:change-id="ct65093008"/><text:span text:style-name="T59">uptime </text:span><text:change-end text:change-id="ct65093008"/><text:change-start text:change-id="ct134826720"/><text:span text:style-name="T6">as specified below.</text:span><text:change-end text:change-id="ct134826720"/><text:change text:change-id="ct130943536"/><text:change text:change-id="ct66167072"/><text:change text:change-id="ct65054608"/></text:p>
        </text:list-item>
        <text:list-item>
          <text:p text:style-name="P38">Makes sure no confidential information is made available to third parties. The Provider uses client information solely for administering the account and collecting usage statistics.</text:p>
        </text:list-item>
        <text:list-item>
          <text:p text:style-name="P61"><text:soft-page-break/><text:span text:style-name="T36">Takes all </text:span><text:change-start text:change-id="ct132184448"/><text:span text:style-name="T55">reasonable </text:span><text:change-end text:change-id="ct132184448"/><text:span text:style-name="T36">security measures necessary for protecting the </text:span><text:span text:style-name="T30">system </text:span><text:change text:change-id="ct66192848"/><text:change-start text:change-id="ct133916048"/><text:span text:style-name="T55">against un</text:span><text:change-end text:change-id="ct133916048"/><text:change-start text:change-id="ct66827040"/><text:span text:style-name="T55">authorized access.</text:span><text:change-end text:change-id="ct66827040"/><text:change text:change-id="ct64905696"/><text:change text:change-id="ct67056224"/><text:change text:change-id="ct64908464"/><text:change text:change-id="ct64911504"/><text:change text:change-id="ct134948656"/></text:p>
        </text:list-item>
        <text:list-item>
          <text:p text:style-name="P39">Responds to any critical server issue during business hours within 4 hours and resolves it as quickly as possible. </text:p>
        </text:list-item>
        <text:list-item>
          <text:p text:style-name="P36"><text:span text:style-name="T79">Makes </text:span>nightly backups of data and can restore the server to last night's standing. <text:span text:style-name="T86">The Provider is </text:span>not responsible for any data loss occurring despite these precautions. Additional offsite backup plans are available as an extra service.<text:change-start text:change-id="ct135406416"/></text:p>
        </text:list-item>
        <text:list-item>
          <text:p text:style-name="P9"><text:change-end text:change-id="ct135406416"/><text:change text:change-id="ct135384768"/><text:change text:change-id="ct134095904"/><text:change-start text:change-id="ct135386160"/>Provides technical support to the Developer for problems <text:change-end text:change-id="ct135386160"/><text:change-start text:change-id="ct135945856"/>related to the integration of the <text:change-end text:change-id="ct135945856"/><text:change-start text:change-id="ct134533952"/><text:s/>application to the operating system<text:change-end text:change-id="ct134533952"/><text:change-start text:change-id="ct134814928"/>, including but not limited to<text:change-end text:change-id="ct134814928"/><text:change-start text:change-id="ct135948672"/> configuration of m<text:change-end text:change-id="ct135948672"/><text:change-start text:change-id="ct133784576"/>ail transfer agent, database <text:change-end text:change-id="ct133784576"/><text:change-start text:change-id="ct135206064"/>and web server<text:change-end text:change-id="ct135206064"/><text:change-start text:change-id="ct135697712"/>.<text:change-end text:change-id="ct135697712"/></text:p>
        </text:list-item>
      </text:list>
      <text:h text:style-name="P10" text:outline-level="2"><text:span text:style-name="T81">The C</text:span>lient<text:span text:style-name="T3">'s </text:span><text:change text:change-id="ct65084384"/><text:change text:change-id="ct65071696"/><text:change-start text:change-id="ct131010928"/><text:span text:style-name="T53">responsibilities</text:span><text:change-end text:change-id="ct131010928"/></text:h>
      <text:p text:style-name="P28"><text:span text:style-name="T42">T</text:span><text:span text:style-name="T30">he Client uses the server in good will</text:span><text:span text:style-name="T44"> as agreed with Provider. In addition, the Client:</text:span></text:p>
      <text:list xml:id="list736633595842799026" text:style-name="L2">
        <text:list-item>
          <text:p text:style-name="P40"><text:span text:style-name="T81">P</text:span>a<text:span text:style-name="T80">ys the service fee in full by the agreed time (monthly or yearly)</text:span></text:p>
        </text:list-item>
        <text:list-item>
          <text:p text:style-name="P40"><text:span text:style-name="T80">Maintains good communication with the Provider at all times and r</text:span>eport<text:span text:style-name="T80">s</text:span> <text:span text:style-name="T80">any problems concerning the service as soon as possible via previously agreed communication channels.</text:span></text:p>
        </text:list-item>
        <text:list-item>
          <text:p text:style-name="P41"><text:span text:style-name="T81">A</text:span>nswer<text:span text:style-name="T80">s</text:span> to callback question <text:span text:style-name="T80">from the Provider and p</text:span>rovide<text:span text:style-name="T80">s</text:span> any information needed to solve <text:span text:style-name="T80">the </text:span>problem <text:span text:style-name="T80">to the best of their ability via previously agreed communication channels. </text:span></text:p>
        </text:list-item>
        <text:list-item>
          <text:p text:style-name="P43"><text:span text:style-name="T81">A</text:span>llows for scheduled maintenance and upgrading works to be performed on the server and is helpful in determin<text:span text:style-name="T96">ing</text:span> the best manner and schedule for performing these works. </text:p>
        </text:list-item>
        <text:list-item>
          <text:p text:style-name="P63"><text:span text:style-name="T41">U</text:span><text:span text:style-name="T30">se</text:span><text:span text:style-name="T43">s</text:span><text:span text:style-name="T30"> the system </text:span><text:span text:style-name="T43">only </text:span><text:span text:style-name="T30">as intended </text:span><text:span text:style-name="T43">for the purpose of running the Lino applications. The client refrains from using the server for other purposes</text:span><text:span text:style-name="T40"> or</text:span><text:span text:style-name="T43"> overloading the server either on purpose o</text:span><text:span text:style-name="T40">r</text:span><text:span text:style-name="T43"> by accident.</text:span></text:p>
        </text:list-item>
      </text:list>
      <text:h text:style-name="P74" text:outline-level="2"><text:change-start text:change-id="ct134531536"/><text:span text:style-name="T30">Server uptime</text:span></text:h>
      <text:list xml:id="list62732385371486" text:continue-list="list62732177452646" text:style-name="L1">
        <text:list-item>
          <text:p text:style-name="P62"><text:span text:style-name="T60">The provider e</text:span><text:span text:style-name="T5">nsures </text:span><text:span text:style-name="T54">[</text:span><text:span text:style-name="T5">99.8%</text:span><text:span text:style-name="T54">]</text:span><text:span text:style-name="T5"> uptime </text:span><text:span text:style-name="T6">during business hours (</text:span><text:span text:style-name="T7">[Business hours:</text:span><text:span text:style-name="T8">Mon-Fri </text:span><text:span text:style-name="T49">9</text:span><text:span text:style-name="T8">:00-1</text:span><text:span text:style-name="T52">9</text:span><text:span text:style-name="T8">:00 </text:span><text:span text:style-name="T51">Estonian time</text:span><text:span text:style-name="T7">]</text:span><text:span text:style-name="T6">, except legal holidays </text:span><text:span text:style-name="T47">in Estonia</text:span><text:span text:style-name="T6">).</text:span><text:change-end text:change-id="ct134531536"/><text:change-start text:change-id="ct132147392"/><text:span text:style-name="T6"> </text:span><text:span text:style-name="T61">[Approximately 365 days – 10 holidays</text:span><text:change-end text:change-id="ct132147392"/><text:change-start text:change-id="ct134585840"/><text:span text:style-name="T61"> = 355 days, </text:span><text:span text:style-name="T65">i.e.</text:span><text:span text:style-name="T61"> 355 / 7 * 5 = </text:span><text:change-end text:change-id="ct134585840"/><text:change-start text:change-id="ct135324992"/><text:span text:style-name="T61">250 business days per year</text:span><text:change-end text:change-id="ct135324992"/><text:change-start text:change-id="ct75241664"/><text:span text:style-name="T61">, </text:span><text:span text:style-name="T65">i.e.</text:span><text:span text:style-name="T61"> </text:span><text:change-end text:change-id="ct75241664"/><text:change-start text:change-id="ct131557584"/><text:span text:style-name="T61">2500 hours per year, </text:span><text:span text:style-name="T62">2500 * 0.002 = 5 hours per year downtime is tol</text:span><text:change-end text:change-id="ct131557584"/><text:change-start text:change-id="ct134159088"/><text:span text:style-name="T62">erated.</text:span><text:change-end text:change-id="ct134159088"/><text:change-start text:change-id="ct135269856"/></text:p>
        </text:list-item>
        <text:list-item>
          <text:p text:style-name="P37"><text:span text:style-name="T18">The Provider upgrades the system regularly at times agreed with the Client in a way such as to cause minimal disruption to operations.</text:span></text:p>
        </text:list-item>
        <text:list-item>
          <text:p text:style-name="P46"><text:span text:style-name="T97">The downtime caused by a scheduled maintenance operation is not counted into the agreed limit.</text:span><text:change-end text:change-id="ct135269856"/><text:change-start text:change-id="ct75391600"/></text:p>
        </text:list-item>
      </text:list>
      <text:h text:style-name="P11" text:outline-level="2"><text:change-end text:change-id="ct75391600"/><text:change text:change-id="ct130554064"/><text:change text:change-id="ct64014800"/><text:change text:change-id="ct134347120"/><text:change-start text:change-id="ct135195808"/><text:soft-page-break/><text:span text:style-name="T16">C</text:span><text:span text:style-name="T30">ompensation</text:span><text:change-end text:change-id="ct135195808"/><text:change-start text:change-id="ct135819696"/><text:span text:style-name="T63">s</text:span><text:change-end text:change-id="ct135819696"/></text:h>
      <text:p text:style-name="P12">In case <text:span text:style-name="T92">the Provider </text:span>fails to provide the hosting service according to the <text:span text:style-name="T17">terms set in this agreement, they offer </text:span><text:change text:change-id="ct134727136"/><text:change-start text:change-id="ct66983136"/><text:span text:style-name="T17">compensation </text:span><text:change-end text:change-id="ct66983136"/><text:change text:change-id="ct131613504"/><text:change-start text:change-id="ct74652112"/><text:span text:style-name="T17">as follows</text:span><text:change-end text:change-id="ct74652112"/><text:span text:style-name="T17">:</text:span></text:p>
      <text:list xml:id="list873801240296736027" text:style-name="L3">
        <text:list-item>
          <text:p text:style-name="P44"><text:change text:change-id="ct134101808"/><text:change-start text:change-id="ct75596400"/><text:span text:style-name="T110">Server </text:span><text:change-end text:change-id="ct75596400"/>downtime <text:change text:change-id="ct66991568"/><text:change-start text:change-id="ct65040448"/><text:span text:style-name="T110">which </text:span><text:change-end text:change-id="ct65040448"/>exceeds the limit set in this SLA <text:change text:change-id="ct65828640"/><text:change-start text:change-id="ct130941488"/><text:span text:style-name="T110">is </text:span><text:change-end text:change-id="ct130941488"/>compensate<text:change-start text:change-id="ct66879344"/><text:span text:style-name="T110">d</text:span><text:change-end text:change-id="ct66879344"/> by one day <text:span text:style-name="T98">(week?) </text:span>of free services per hour of downtime. <text:span text:style-name="T97">(ZZZ seems not very much)</text:span><text:change-start text:change-id="ct61804848"/><text:span text:style-name="T97">. </text:span><text:change-end text:change-id="ct61804848"/><text:change-start text:change-id="ct134125440"/></text:p>
        </text:list-item>
        <text:list-item>
          <text:p text:style-name="P31"><text:change-end text:change-id="ct134125440"/><text:change-start text:change-id="ct65091408"/><text:span text:style-name="T112">A</text:span><text:change-end text:change-id="ct65091408"/><text:change-start text:change-id="ct134312800"/>ssistance <text:span text:style-name="T112">needed for </text:span>recovering <text:span text:style-name="T112">from such problems are free if the problems are clearly and solely </text:span>caused by the Provider.<text:change-end text:change-id="ct134312800"/></text:p>
        </text:list-item>
      </text:list>
      <text:p text:style-name="P14"><text:change text:change-id="ct134991232"/><text:change text:change-id="ct134223200"/><text:change text:change-id="ct133842656"/><text:change text:change-id="ct135213552"/><text:change text:change-id="ct134989328"/><text:change text:change-id="ct66771712"/><text:span text:style-name="T19"/></text:p>
      <text:h text:style-name="P71" text:outline-level="2"><text:change-start text:change-id="ct134143792"/>Disclaimer</text:h>
      <text:p text:style-name="P55"><text:span text:style-name="T20">This SLA does not apply in circumstances that could be reasonably said to be beyond the Supplier’s control (</text:span><text:span text:style-name="T23">force majeure</text:span><text:span text:style-name="T21">) including but not limited to natural or man-made disasters, </text:span>regionwide internet disruptions or power loss.</text:p>
      <text:p text:style-name="P33"><text:span text:style-name="T20">The Provider cannot be made responsible for problems</text:span> <text:span text:style-name="T113">caused by the Developer, including but not limited to regressions or data corruption caused by an upgrade.</text:span></text:p>
      <text:p text:style-name="P59"><text:span text:style-name="T20">The Provider cannot be made responsible for problems</text:span> caused by <text:span text:style-name="T21">the Client's inadvertence, including but not limited to malware on their system and granting inappropriate user permissions, giving SSH</text:span> server access to <text:span text:style-name="T22">unauthorized third parties.</text:span></text:p>
      <text:p text:style-name="P67"><text:span text:style-name="T19">No compensation if it is clearly a case of an outside attack (</text:span><text:span text:style-name="T40">DDOS</text:span><text:span text:style-name="T19"> or similar). D</text:span><text:span text:style-name="T40">DOS</text:span><text:span text:style-name="T19"> protection can be bought </text:span><text:span text:style-name="T39">from third party providers </text:span><text:span text:style-name="T19">for additional cost covered by the client.</text:span><text:change-end text:change-id="ct134143792"/><text:change-start text:change-id="ct65073984"/></text:p>
      <text:h text:style-name="P70" text:outline-level="2"><text:change-end text:change-id="ct65073984"/>Extra services</text:h>
      <text:p text:style-name="P29">The Provider can provide the following services for an extra fee negotiated separately<text:span text:style-name="T82">:</text:span></text:p>
      <text:list xml:id="list62732500113095" text:continue-list="list736633595842799026" text:style-name="L2">
        <text:list-item>
          <text:p text:style-name="P42">24/<text:span text:style-name="T4">7</text:span> <text:span text:style-name="T4">Critical Issues S</text:span>upport <text:span text:style-name="T4">that monitors the server and takes care of critical issues (</text:span>connection problems <text:span text:style-name="T4">on Provider side, severe s</text:span>erver <text:span text:style-name="T4">problems, and similar). All non-critical issues will be dealt with during normal business hours (Mon-Fri 9:00-18:00). Response times for emergency support (investigating the problem, coming up with a fix) are </text:span><text:span text:style-name="T71">2 hours during business hours and 4 hours outside business hours</text:span><text:span text:style-name="T72">. </text:span></text:p>
        </text:list-item>
        <text:list-item>
          <text:p text:style-name="P47"><text:span text:style-name="T4">Offsite b</text:span>ackup plans<text:span text:style-name="T84"> with third party providers.</text:span></text:p>
        </text:list-item>
        <text:list-item>
          <text:p text:style-name="P49"><text:span text:style-name="T85">Assistance</text:span> with buying protection <text:span text:style-name="T85">against DDOS</text:span> and similar attacks from third party providers. </text:p>
        </text:list-item>
      </text:list>
      <text:h text:style-name="Heading_20_2" text:outline-level="2"><text:span text:style-name="T27">Right of </text:span><text:span text:style-name="T64">T</text:span><text:span text:style-name="T27">ermination</text:span></text:h>
      <text:p text:style-name="P16"><text:change text:change-id="ct66255856"/>The Provider recognizes that it provides services that are critical to the client’s business. The Client may terminate <text:span text:style-name="T25">this SLA </text:span>along with any Support &amp; Maintenance and/or <text:soft-page-break/>Development Contracts with the supplier, with no penalty, if the Provider fails to meet the service levels agreed hereupon more than <text:span text:style-name="T70">three</text:span> times in any single calendar month.</text:p>
      <text:h text:style-name="P69" text:outline-level="2">Confidentiality of This Agreement</text:h>
      <text:p text:style-name="P19">This <text:span text:style-name="T90">is a confidential </text:span>agreement <text:span text:style-name="T90">signed between the Provider, Rumma &amp; Ko, and the Client. Both parties keep it confidential from other parties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0:02:41.240095663</meta:creation-date>
    <dc:date>2017-02-09T06:27:30.548420261</dc:date>
    <meta:editing-duration>PT8H10M31S</meta:editing-duration>
    <meta:editing-cycles>133</meta:editing-cycles>
    <meta:generator>LibreOffice/5.1.4.2$Linux_X86_64 LibreOffice_project/10m0$Build-2</meta:generator>
    <dc:creator>Luc Saffre</dc:creator>
    <meta:document-statistic meta:table-count="0" meta:image-count="0" meta:object-count="0" meta:page-count="4" meta:paragraph-count="51" meta:word-count="1068" meta:character-count="6588" meta:non-whitespace-character-count="5581"/>
  </office:meta>
</office:document-meta>
</file>